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35e4f" officeooo:paragraph-rsid="00335e4f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style="italic" style:text-underline-style="none" fo:font-weight="normal" officeooo:rsid="0058edef" officeooo:paragraph-rsid="006074a3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style="normal" style:text-underline-style="none" fo:font-weight="normal" officeooo:rsid="0058edef" officeooo:paragraph-rsid="006074a3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b07fb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b07f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officeooo:rsid="00179cd7" officeooo:paragraph-rsid="001c0208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officeooo:paragraph-rsid="006b07fb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5abbce" officeooo:paragraph-rsid="005abbce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3e6761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5abbce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abbce" officeooo:paragraph-rsid="005abbce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abbce" officeooo:paragraph-rsid="006074a3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e6761" officeooo:paragraph-rsid="0050acc8" style:font-size-asian="12pt" style:font-weight-asian="normal" style:font-size-complex="12pt" style:font-weight-complex="normal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3e6761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5abbce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69defe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3e6761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5abbce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6af702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38be2a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6b07fb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6c16bb" style:font-size-asian="12pt" style:font-weight-asian="bold" style:font-size-complex="12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5abbce"/>
    </style:style>
    <style:style style:name="T15" style:family="text">
      <style:text-properties officeooo:rsid="0069defe"/>
    </style:style>
    <style:style style:name="T16" style:family="text">
      <style:text-properties officeooo:rsid="006acde0"/>
    </style:style>
    <style:style style:name="T17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5">1<text:span text:style-name="T17">xx</text:span> - Controls</text:p>
          </table:table-cell>
          <table:table-cell table:style-name="Table1.B1" office:value-type="string">
            <text:p text:style-name="P6">2xx - Ground</text:p>
          </table:table-cell>
          <table:table-cell table:style-name="Table1.A1" office:value-type="string">
            <text:p text:style-name="P6">3xx - Flight</text:p>
          </table:table-cell>
          <table:table-cell table:style-name="Table1.D1" office:value-type="string">
            <text:p text:style-name="P6">4xx - A2A</text:p>
          </table:table-cell>
          <table:table-cell table:style-name="Table1.D1" office:value-type="string">
            <text:p text:style-name="P6">5xx - A2G</text:p>
          </table:table-cell>
          <table:table-cell table:style-name="Table1.F1" office:value-type="string">
            <text:p text:style-name="P6">6xx - Misc</text:p>
          </table:table-cell>
        </table:table-row>
      </table:table>
      <text:p text:style-name="P8"><text:span text:style-name="T8">2</text:span><text:span text:style-name="T11">0</text:span><text:span text:style-name="T8">1</text:span><text:span text:style-name="T9"> - </text:span><text:span text:style-name="T12">Ground - </text:span><text:span text:style-name="T10">Cold Start</text:span></text:p>
      <text:p text:style-name="P1"/>
      <text:p text:style-name="P2">Cold Start Checklist</text:p>
      <text:list text:style-name="L1">
        <text:list-item>
          <text:p text:style-name="P9"><text:span text:style-name="T5">Throttle</text:span><text:span text:style-name="T1"> ... </text:span><text:span text:style-name="T5">Idle</text:span></text:p>
        </text:list-item>
        <text:list-item>
          <text:p text:style-name="P9"><text:span text:style-name="T5">Canopy</text:span><text:span text:style-name="T1"> ... </text:span><text:span text:style-name="T5">Open</text:span></text:p>
        </text:list-item>
        <text:list-item>
          <text:p text:style-name="P10"><text:span text:style-name="T6">Ground Crew</text:span><text:span text:style-name="T2"> ... </text:span><text:span text:style-name="T7">Ground Electric Power, ON</text:span><text:span text:style-name="T3"> (Backslash, F8, F2, F1)</text:span></text:p>
        </text:list-item>
        <text:list-item>
          <text:p text:style-name="P12"><text:span text:style-name="T13">Starter Switch</text:span> ... <text:span text:style-name="T13">Press</text:span> (behind throttle)</text:p>
        </text:list-item>
        <text:list-item>
          <text:p text:style-name="P14">When <text:span text:style-name="T13">RPM</text:span> <text:span text:style-name="T15">over 5%</text:span> ... <text:span text:style-name="T14">Throttle to ignition detent (Bottom Thumb Button press)</text:span></text:p>
        </text:list-item>
        <text:list-item>
          <text:p text:style-name="P11"><text:span text:style-name="T2">When </text:span><text:span text:style-name="T6">RPM</text:span><text:span text:style-name="T2"> </text:span><text:span text:style-name="T4">over</text:span><text:span text:style-name="T2"> 1</text:span><text:span text:style-name="T3">5</text:span><text:span text:style-name="T2">% ... </text:span><text:span text:style-name="T3">Throttle to idle detent (Bottom Thumb Button press)</text:span></text:p>
        </text:list-item>
        <text:list-item>
          <text:p text:style-name="P11"><text:span text:style-name="T2">When </text:span><text:span text:style-name="T6">RPM</text:span><text:span text:style-name="T2"> </text:span><text:span text:style-name="T4">over</text:span><text:span text:style-name="T2"> </text:span><text:span text:style-name="T3">40</text:span><text:span text:style-name="T2">%, </text:span><text:span text:style-name="T6">Ground Crew</text:span><text:span text:style-name="T2"> ... </text:span><text:span text:style-name="T3">Ground Electric Supply OFF <text:s/>(Backslash, F8, F2, F2)</text:span></text:p>
        </text:list-item>
        <text:list-item>
          <text:p text:style-name="P12"><text:span text:style-name="T13">AFCS Standby</text:span> switch ... <text:span text:style-name="T13">STANDBY</text:span> (left elbow)</text:p>
        </text:list-item>
        <text:list-item>
          <text:p text:style-name="P13"><text:span text:style-name="T13">ARC-51 UHF Mode</text:span> knob ... <text:span text:style-name="T13">T/R</text:span> or <text:span text:style-name="T13">T/R+G</text:span> (right console)</text:p>
        </text:list-item>
      </text:list>
      <text:p text:style-name="P3"/>
      <text:p text:style-name="P4">Proceed with <text:span text:style-name="T16">checklists on next page</text:span>.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2-05T12:56:19.281000000</dc:date>
    <meta:editing-duration>PT10H29M34S</meta:editing-duration>
    <meta:editing-cycles>85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18" meta:word-count="123" meta:character-count="637" meta:non-whitespace-character-count="540"/>
  </office:meta>
</office:document-meta>
</file>